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98cm" svg:y1="1.878cm" svg:x2="8.3cm" svg:y2="1.878cm">
          <text:p/>
        </draw:line>
        <draw:line draw:style-name="gr2" draw:text-style-name="P1" draw:layer="layout" svg:x1="1.544cm" svg:y1="0.324cm" svg:x2="1.544cm" svg:y2="3.576cm">
          <text:p/>
        </draw:line>
        <draw:line draw:style-name="gr1" draw:text-style-name="P1" draw:layer="layout" svg:x1="0.601cm" svg:y1="3.16cm" svg:x2="1.541cm" svg:y2="0.577cm">
          <text:p/>
        </draw:line>
        <draw:line draw:style-name="gr1" draw:text-style-name="P1" draw:layer="layout" svg:x1="1.546cm" svg:y1="0.576cm" svg:x2="2.486cm" svg:y2="3.159cm">
          <text:p/>
        </draw:line>
        <draw:line draw:style-name="gr1" draw:text-style-name="P1" draw:layer="layout" svg:x1="2.478cm" svg:y1="3.15cm" svg:x2="3.418cm" svg:y2="0.567cm">
          <text:p/>
        </draw:line>
        <draw:line draw:style-name="gr1" draw:text-style-name="P1" draw:layer="layout" svg:x1="3.423cm" svg:y1="0.566cm" svg:x2="4.363cm" svg:y2="3.149cm">
          <text:p/>
        </draw:line>
        <draw:line draw:style-name="gr1" draw:text-style-name="P1" draw:layer="layout" svg:x1="4.368cm" svg:y1="3.18cm" svg:x2="5.308cm" svg:y2="0.597cm">
          <text:p/>
        </draw:line>
        <draw:line draw:style-name="gr1" draw:text-style-name="P1" draw:layer="layout" svg:x1="5.313cm" svg:y1="0.596cm" svg:x2="6.253cm" svg:y2="3.179cm">
          <text:p/>
        </draw:line>
        <draw:line draw:style-name="gr1" draw:text-style-name="P1" draw:layer="layout" svg:x1="6.245cm" svg:y1="3.17cm" svg:x2="7.185cm" svg:y2="0.587cm">
          <text:p/>
        </draw:line>
        <draw:line draw:style-name="gr1" draw:text-style-name="P1" draw:layer="layout" svg:x1="7.19cm" svg:y1="0.586cm" svg:x2="8.13cm" svg:y2="3.1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7-28T12:47:14</dc:date>
    <dc:creator>khalid khan</dc:creator>
    <meta:generator>OpenOffice.org/3.1$Linux OpenOffice.org_project/310m19$Build-9420</meta:generator>
    <meta:editing-duration>PT00H31M59S</meta:editing-duration>
    <meta:editing-cycles>3</meta:editing-cycles>
    <meta:document-statistic meta:object-count="10"/>
  </office:meta>
</office:document-meta>
</file>